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751cm" fo:margin-right="0cm" fo:text-align="justify" style:justify-single-word="false" fo:text-indent="0.751cm" style:auto-text-indent="false"/>
      <style:text-properties officeooo:paragraph-rsid="00b6153b"/>
    </style:style>
    <style:style style:name="P2" style:family="paragraph" style:parent-style-name="Standard">
      <style:paragraph-properties fo:margin-left="-0.751cm" fo:margin-right="0cm" fo:text-align="justify" style:justify-single-word="false" fo:text-indent="0.751cm" style:auto-text-indent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style:font-size-asian="11pt" style:font-name-complex="Tahoma" style:font-size-complex="11pt"/>
    </style:style>
    <style:style style:name="P3" style:family="paragraph" style:parent-style-name="Standard">
      <style:paragraph-properties fo:margin-left="-0.751cm" fo:margin-right="0cm" fo:text-align="justify" style:justify-single-word="false" fo:text-indent="0.751cm" style:auto-text-indent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officeooo:paragraph-rsid="00b6153b" style:font-size-asian="11pt" style:font-name-complex="Tahoma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P6" style:family="paragraph" style:parent-style-name="Standard">
      <style:paragraph-properties fo:line-height="0.212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7" style:family="paragraph" style:parent-style-name="Standard">
      <style:paragraph-properties fo:line-height="0.141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Tahoma" fo:font-size="11pt" officeooo:paragraph-rsid="00ad22bf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1pt" fo:font-style="normal" style:text-underline-style="none" style:font-size-asian="11pt" style:font-style-asian="normal" style:font-name-complex="Tahoma" style:font-size-complex="11pt" style:font-style-complex="normal"/>
    </style:style>
    <style:style style:name="P11" style:family="paragraph" style:parent-style-name="Standard">
      <style:paragraph-properties fo:line-height="0.141cm" fo:text-align="justify" style:justify-single-word="false"/>
      <style:text-properties fo:color="#000000" style:font-name="Tahoma" fo:font-size="11pt" style:font-size-asian="11pt" style:language-asian="pt" style:country-asian="BR" style:font-name-complex="Tahoma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00" style:font-name="Tahoma" fo:font-size="11pt" style:font-size-asian="11pt" style:language-asian="pt" style:country-asian="BR" style:font-name-complex="Tahoma" style:font-size-complex="11pt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11pt" officeooo:paragraph-rsid="004b258a" style:font-size-asian="11pt" style:language-asian="pt" style:country-asian="BR" style:font-name-complex="Tahoma" style:font-size-complex="11pt" fo:hyphenate="tru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11pt" officeooo:paragraph-rsid="0059b75d" style:font-size-asian="11pt" style:language-asian="pt" style:country-asian="BR" style:font-name-complex="Tahoma" style:font-size-complex="11pt" fo:hyphenate="tru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11pt" officeooo:paragraph-rsid="0085f5a6" style:font-size-asian="11pt" style:language-asian="pt" style:country-asian="BR" style:font-name-complex="Tahoma" style:font-size-complex="11pt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11pt" officeooo:paragraph-rsid="0087c340" style:font-size-asian="11pt" style:language-asian="pt" style:country-asian="BR" style:font-name-complex="Tahoma" style:font-size-complex="11pt" fo:hyphenate="tru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11pt" officeooo:paragraph-rsid="008981d9" style:font-size-asian="11pt" style:language-asian="pt" style:country-asian="BR" style:font-name-complex="Tahoma" style:font-size-complex="11pt" fo:hyphenate="tru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11pt" officeooo:rsid="008a3e80" officeooo:paragraph-rsid="008a3e80" style:font-size-asian="11pt" style:language-asian="pt" style:country-asian="BR" style:font-name-complex="Tahoma" style:font-size-complex="11pt" fo:hyphenate="tru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11pt" officeooo:rsid="005f1a62" officeooo:paragraph-rsid="0059b75d" style:font-size-asian="11pt" style:language-asian="pt" style:country-asian="BR" style:font-name-complex="Tahoma" style:font-size-complex="11pt" fo:hyphenate="true" fo:hyphenation-remain-char-count="2" fo:hyphenation-push-char-count="2"/>
    </style:style>
    <style:style style:name="P20" style:family="paragraph" style:parent-style-name="Standard">
      <style:paragraph-properties fo:line-height="0.141cm" fo:text-align="justify" style:justify-single-word="false"/>
      <style:text-properties fo:color="#000000" style:font-name="Tahoma" fo:font-size="11pt" style:font-size-asian="11pt" style:font-name-complex="Tahoma" style:font-size-complex="11pt"/>
    </style:style>
    <style:style style:name="P21" style:family="paragraph" style:parent-style-name="Standard">
      <style:paragraph-properties fo:text-align="justify" style:justify-single-word="false"/>
      <style:text-properties fo:color="#000000" style:font-name="Tahoma" fo:font-size="11pt" style:font-size-asian="11pt" style:font-name-complex="Tahoma" style:font-size-complex="11pt"/>
    </style:style>
    <style:style style:name="P22" style:family="paragraph" style:parent-style-name="Standard">
      <style:paragraph-properties fo:text-align="justify" style:justify-single-word="false"/>
      <style:text-properties fo:color="#000000" style:font-name="Tahoma" fo:font-size="11pt" officeooo:paragraph-rsid="006ed1c5" style:font-size-asian="11pt" style:font-name-complex="Tahoma" style:font-size-complex="11pt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11pt" officeooo:paragraph-rsid="006dc4f3" style:font-size-asian="11pt" style:font-name-complex="Tahoma" style:font-size-complex="11pt" fo:hyphenate="true" fo:hyphenation-remain-char-count="2" fo:hyphenation-push-char-count="2"/>
    </style:style>
    <style:style style:name="P24" style:family="paragraph" style:parent-style-name="Standard">
      <style:paragraph-properties fo:text-align="justify" style:justify-single-word="false"/>
      <style:text-properties fo:color="#000000" style:font-name="Tahoma" fo:font-size="11pt" officeooo:rsid="00817781" officeooo:paragraph-rsid="00817781" style:font-size-asian="11pt" style:font-name-complex="Tahoma" style:font-size-complex="11pt"/>
    </style:style>
    <style:style style:name="P25" style:family="paragraph" style:parent-style-name="Standard">
      <style:paragraph-properties fo:line-height="0.106cm" fo:text-align="justify" style:justify-single-word="false"/>
      <style:text-properties fo:color="#000000" style:font-name="Tahoma" fo:font-size="11pt" fo:font-weight="bold" style:font-size-asian="11pt" style:font-weight-asian="bold" style:font-name-complex="Tahoma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style:font-name="Tahoma" fo:font-size="11pt" fo:font-weight="bold" style:font-size-asian="11pt" style:font-weight-asian="bold" style:font-name-complex="Tahoma" style:font-size-complex="11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style:font-name="Tahoma" fo:font-size="11pt" fo:font-weight="bold" officeooo:paragraph-rsid="006ed1c5" style:font-size-asian="11pt" style:font-weight-asian="bold" style:font-name-complex="Tahoma" style:font-size-complex="11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style:font-name="Tahoma" fo:font-size="11pt" fo:font-weight="bold" officeooo:paragraph-rsid="0085ad6b" style:font-size-asian="11pt" style:font-weight-asian="bold" style:font-name-complex="Tahoma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style:font-name="Tahoma" fo:font-size="11pt" fo:font-weight="bold" officeooo:rsid="00947086" style:font-size-asian="11pt" style:font-weight-asian="bold" style:font-name-complex="Tahoma" style:font-size-complex="11pt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bold" officeooo:rsid="00feac32" officeooo:paragraph-rsid="00feac32" style:font-size-asian="11pt" style:font-weight-asian="bold" style:font-name-complex="Tahoma" style:font-size-complex="11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style:font-name="Tahoma" fo:font-size="11pt" fo:font-weight="bold" style:font-size-asian="11pt" style:language-asian="pt" style:country-asian="BR" style:font-weight-asian="bold" style:font-name-complex="Tahoma" style:font-size-complex="11pt" style:font-weight-complex="bold"/>
    </style:style>
    <style:style style:name="P32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color="#000000" style:font-name="Tahoma" fo:font-size="11pt" fo:font-weight="bold" style:font-size-asian="11pt" style:language-asian="pt" style:country-asian="BR" style:font-weight-asian="bold" style:font-name-complex="Tahoma" style:font-size-complex="11pt" style:font-weight-complex="bold" fo:hyphenate="true" fo:hyphenation-remain-char-count="2" fo:hyphenation-push-char-count="2"/>
    </style:style>
    <style:style style:name="P33" style:family="paragraph" style:parent-style-name="Standard">
      <style:paragraph-properties fo:text-align="justify" style:justify-single-word="false"/>
      <style:text-properties fo:color="#000000" style:font-name="Tahoma" fo:font-size="11pt" fo:font-weight="bold" officeooo:paragraph-rsid="00561c93" style:font-size-asian="11pt" style:language-asian="pt" style:country-asian="BR" style:font-weight-asian="bold" style:font-name-complex="Tahoma" style:font-size-complex="11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style:font-name="Tahoma" fo:font-size="11pt" fo:font-weight="bold" officeooo:paragraph-rsid="004e2e83" style:font-size-asian="11pt" style:language-asian="pt" style:country-asian="BR" style:font-weight-asian="bold" style:font-name-complex="Tahoma" style:font-size-complex="11pt" style:font-weight-complex="bold"/>
    </style:style>
    <style:style style:name="P35" style:family="paragraph" style:parent-style-name="Standard">
      <style:paragraph-properties fo:line-height="0.141cm" fo:text-align="justify" style:justify-single-word="false" fo:hyphenation-ladder-count="no-limit"/>
      <style:text-properties fo:color="#000000" style:font-name="Tahoma" fo:font-size="11pt" fo:font-weight="bold" officeooo:paragraph-rsid="0099c83c" style:font-size-asian="11pt" style:language-asian="pt" style:country-asian="BR" style:font-weight-asian="bold" style:font-name-complex="Tahoma" style:font-size-complex="11pt" style:font-weight-complex="bold" fo:hyphenate="true" fo:hyphenation-remain-char-count="2" fo:hyphenation-push-char-count="2"/>
    </style:style>
    <style:style style:name="P36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11pt" fo:font-weight="normal" officeooo:paragraph-rsid="00c700f1" style:font-size-asian="11pt" style:language-asian="pt" style:country-asian="BR" style:font-weight-asian="normal" style:font-name-complex="Tahoma" style:font-size-complex="11pt" style:font-weight-complex="normal" fo:hyphenate="true" fo:hyphenation-remain-char-count="2" fo:hyphenation-push-char-count="2"/>
    </style:style>
    <style:style style:name="P37" style:family="paragraph" style:parent-style-name="Standard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e035e0" style:font-size-asian="11pt" style:font-weight-asian="normal" style:font-name-complex="Tahoma" style:font-size-complex="11pt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e66a66" style:font-size-asian="11pt" style:font-weight-asian="normal" style:font-name-complex="Tahoma" style:font-size-complex="11pt" style:font-weight-complex="normal"/>
    </style:style>
    <style:style style:name="P39" style:family="paragraph" style:parent-style-name="Standard">
      <style:paragraph-properties fo:line-height="0.141cm" fo:text-align="justify" style:justify-single-word="false"/>
      <style:text-properties fo:color="#000000" style:font-name="Tahoma" fo:font-size="8pt" style:font-size-asian="8pt" style:font-name-complex="Tahoma" style:font-size-complex="8pt"/>
    </style:style>
    <style:style style:name="P40" style:family="paragraph" style:parent-style-name="Standard">
      <style:paragraph-properties fo:line-height="0.176cm" fo:text-align="justify" style:justify-single-word="false"/>
      <style:text-properties fo:color="#000000" style:font-name="Tahoma" fo:font-size="8pt" style:font-size-asian="8pt" style:font-name-complex="Tahoma" style:font-size-complex="8pt"/>
    </style:style>
    <style:style style:name="P41" style:family="paragraph" style:parent-style-name="Standard">
      <style:paragraph-properties fo:text-align="justify" style:justify-single-word="false"/>
      <style:text-properties fo:color="#000000" style:font-name="Tahoma" fo:font-size="8pt" style:font-size-asian="8pt" style:font-name-complex="Tahoma" style:font-size-complex="8pt"/>
    </style:style>
    <style:style style:name="P42" style:family="paragraph" style:parent-style-name="Standard">
      <style:paragraph-properties fo:line-height="0.106cm" fo:text-align="justify" style:justify-single-word="false"/>
      <style:text-properties fo:color="#000000" style:font-name="Tahoma" fo:font-size="8pt" style:font-size-asian="8pt" style:language-asian="pt" style:country-asian="BR" style:font-name-complex="Tahoma" style:font-size-complex="8pt"/>
    </style:style>
    <style:style style:name="P43" style:family="paragraph" style:parent-style-name="Standard">
      <style:paragraph-properties fo:text-align="justify" style:justify-single-word="false"/>
      <style:text-properties fo:color="#000000" style:font-name="Tahoma" fo:font-size="8pt" fo:font-weight="bold" style:font-size-asian="8pt" style:font-weight-asian="bold" style:font-name-complex="Tahoma" style:font-size-complex="8pt" style:font-weight-complex="bold"/>
    </style:style>
    <style:style style:name="P44" style:family="paragraph" style:parent-style-name="Standard">
      <style:text-properties fo:color="#000000" style:font-name="Tahoma" style:font-name-complex="Tahoma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justify" style:justify-single-word="false"/>
      <style:text-properties officeooo:paragraph-rsid="004e2e83"/>
    </style:style>
    <style:style style:name="P47" style:family="paragraph" style:parent-style-name="Standard">
      <style:paragraph-properties fo:text-align="justify" style:justify-single-word="false"/>
      <style:text-properties officeooo:paragraph-rsid="00624c1b"/>
    </style:style>
    <style:style style:name="P48" style:family="paragraph" style:parent-style-name="Standard">
      <style:paragraph-properties style:line-height-at-least="0.176cm" fo:text-align="justify" style:justify-single-word="false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bold" officeooo:rsid="00de4ff9" officeooo:paragraph-rsid="00de4ff9" style:font-size-asian="11pt" style:font-weight-asian="bold" style:font-name-complex="Tahoma" style:font-size-complex="11pt" style:font-weight-complex="bold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bold" officeooo:rsid="00de4ff9" officeooo:paragraph-rsid="00de4ff9" style:font-size-asian="11pt" style:font-weight-asian="bold" style:font-name-complex="Tahoma" style:font-size-complex="11pt" style:font-weight-complex="bold"/>
    </style:style>
    <style:style style:name="P51" style:family="paragraph" style:parent-style-name="Standard">
      <style:paragraph-properties fo:margin-left="0cm" fo:margin-right="0cm" fo:line-height="0.318cm" fo:text-align="start" style:justify-single-word="false" fo:hyphenation-ladder-count="no-limit" fo:text-indent="0cm" style:auto-text-indent="false"/>
      <style:text-properties officeooo:paragraph-rsid="009b0d76" fo:hyphenate="true" fo:hyphenation-remain-char-count="2" fo:hyphenation-push-char-count="2"/>
    </style:style>
    <style:style style:name="P52" style:family="paragraph" style:parent-style-name="Standard" style:list-style-name="L1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bold" officeooo:rsid="00de4ff9" officeooo:paragraph-rsid="00e4cfa5" style:font-size-asian="11pt" style:font-weight-asian="bold" style:font-name-complex="Tahoma" style:font-size-complex="11pt" style:font-weight-complex="bold"/>
    </style:style>
    <style:style style:name="P53" style:family="paragraph" style:parent-style-name="Standard" style:list-style-name="L1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bold" officeooo:rsid="00de4ff9" officeooo:paragraph-rsid="00e54de2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list-style-name="L1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bold" officeooo:rsid="00de4ff9" officeooo:paragraph-rsid="00ee2712" style:font-size-asian="11pt" style:font-weight-asian="bold" style:font-name-complex="Tahoma" style:font-size-complex="11pt" style:font-weight-complex="bold"/>
    </style:style>
    <style:style style:name="P55" style:family="paragraph" style:parent-style-name="Standard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bold" officeooo:rsid="00f99a7b" officeooo:paragraph-rsid="00f99a7b" style:font-size-asian="11pt" style:font-weight-asian="bold" style:font-name-complex="Tahoma" style:font-size-complex="11pt" style:font-weight-complex="bold"/>
    </style:style>
    <style:style style:name="P56" style:family="paragraph" style:parent-style-name="Standard">
      <style:paragraph-properties fo:line-height="0.212cm" fo:text-align="justify" style:justify-single-word="false"/>
      <style:text-properties fo:color="#000000" style:font-name="Tahoma" fo:font-size="11pt" fo:font-weight="bold" style:font-size-asian="11pt" style:language-asian="pt" style:country-asian="BR" style:font-weight-asian="bold" style:font-name-complex="Tahoma" style:font-size-complex="11pt" style:font-weight-complex="bold"/>
    </style:style>
    <style:style style:name="P57" style:family="paragraph" style:parent-style-name="Standard" style:list-style-name="L1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e035e0" style:font-size-asian="11pt" style:font-weight-asian="normal" style:font-name-complex="Tahoma" style:font-size-complex="11pt" style:font-weight-complex="normal"/>
    </style:style>
    <style:style style:name="P58" style:family="paragraph" style:parent-style-name="Standard" style:list-style-name="L1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e54de2" style:font-size-asian="11pt" style:font-weight-asian="normal" style:font-name-complex="Tahoma" style:font-size-complex="11pt" style:font-weight-complex="normal"/>
    </style:style>
    <style:style style:name="P59" style:family="paragraph" style:parent-style-name="Standard" style:list-style-name="L1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e58b91" style:font-size-asian="11pt" style:font-weight-asian="normal" style:font-name-complex="Tahoma" style:font-size-complex="11pt" style:font-weight-complex="normal"/>
    </style:style>
    <style:style style:name="P60" style:family="paragraph" style:parent-style-name="Standard" style:list-style-name="L1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e66a66" style:font-size-asian="11pt" style:font-weight-asian="normal" style:font-name-complex="Tahoma" style:font-size-complex="11pt" style:font-weight-complex="normal"/>
    </style:style>
    <style:style style:name="P61" style:family="paragraph" style:parent-style-name="Standard" style:list-style-name="L1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eece25" style:font-size-asian="11pt" style:font-weight-asian="normal" style:font-name-complex="Tahoma" style:font-size-complex="11pt" style:font-weight-complex="normal"/>
    </style:style>
    <style:style style:name="P62" style:family="paragraph" style:parent-style-name="Standard" style:list-style-name="L1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f0121e" style:font-size-asian="11pt" style:font-weight-asian="normal" style:font-name-complex="Tahoma" style:font-size-complex="11pt" style:font-weight-complex="normal"/>
    </style:style>
    <style:style style:name="P63" style:family="paragraph" style:parent-style-name="Standard" style:list-style-name="L1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f11927" style:font-size-asian="11pt" style:font-weight-asian="normal" style:font-name-complex="Tahoma" style:font-size-complex="11pt" style:font-weight-complex="normal"/>
    </style:style>
    <style:style style:name="P64" style:family="paragraph" style:parent-style-name="Standard" style:list-style-name="L1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e58b91" style:font-size-asian="11pt" style:font-weight-asian="normal" style:font-name-complex="Tahoma" style:font-size-complex="11pt" style:font-weight-complex="normal"/>
    </style:style>
    <style:style style:name="P65" style:family="paragraph" style:parent-style-name="Standard" style:list-style-name="L1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e4cfa5" style:font-size-asian="11pt" style:font-weight-asian="normal" style:font-name-complex="Tahoma" style:font-size-complex="11pt" style:font-weight-complex="normal"/>
    </style:style>
    <style:style style:name="P66" style:family="paragraph" style:parent-style-name="Standard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f17860" style:font-size-asian="11pt" style:font-weight-asian="normal" style:font-name-complex="Tahoma" style:font-size-complex="11pt" style:font-weight-complex="normal"/>
    </style:style>
    <style:style style:name="P67" style:family="paragraph" style:parent-style-name="Standard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e58b91" style:font-size-asian="11pt" style:font-weight-asian="normal" style:font-name-complex="Tahoma" style:font-size-complex="11pt" style:font-weight-complex="normal"/>
    </style:style>
    <style:style style:name="P68" style:family="paragraph" style:parent-style-name="Standard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de4ff9" officeooo:paragraph-rsid="00e14dca" style:font-size-asian="11pt" style:font-weight-asian="normal" style:font-name-complex="Tahoma" style:font-size-complex="11pt" style:font-weight-complex="normal"/>
    </style:style>
    <style:style style:name="P69" style:family="paragraph" style:parent-style-name="Standard" style:list-style-name="L1">
      <style:paragraph-properties fo:text-align="justify" style:justify-single-word="false"/>
      <style:text-properties fo:color="#000000" style:font-name="Tahoma" fo:font-size="11pt" fo:font-weight="normal" officeooo:rsid="00de4ff9" officeooo:paragraph-rsid="010df796" style:font-size-asian="11pt" style:font-weight-asian="normal" style:font-name-complex="Tahoma" style:font-size-complex="11pt" style:font-weight-complex="normal"/>
    </style:style>
    <style:style style:name="P70" style:family="paragraph" style:parent-style-name="Standard" style:list-style-name="L1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f99a7b" officeooo:paragraph-rsid="00f99a7b" style:font-size-asian="11pt" style:font-weight-asian="normal" style:font-name-complex="Tahoma" style:font-size-complex="11pt" style:font-weight-complex="normal"/>
    </style:style>
    <style:style style:name="P71" style:family="paragraph" style:parent-style-name="Standard" style:list-style-name="L1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f99a7b" officeooo:paragraph-rsid="00f99a7b" style:font-size-asian="11pt" style:font-weight-asian="normal" style:font-name-complex="Tahoma" style:font-size-complex="11pt" style:font-weight-complex="normal"/>
    </style:style>
    <style:style style:name="P72" style:family="paragraph" style:parent-style-name="Standard" style:list-style-name="L1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normal" officeooo:rsid="00eece25" officeooo:paragraph-rsid="0102cee3" style:font-size-asian="11pt" style:font-weight-asian="normal" style:font-name-complex="Tahoma" style:font-size-complex="11pt" style:font-weight-complex="normal"/>
    </style:style>
    <style:style style:name="P73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11pt" officeooo:paragraph-rsid="0085f5a6" style:font-size-asian="11pt" style:font-name-complex="Tahoma" style:font-size-complex="11pt" fo:hyphenate="true" fo:hyphenation-remain-char-count="2" fo:hyphenation-push-char-count="2"/>
    </style:style>
    <style:style style:name="P74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11pt" officeooo:paragraph-rsid="006dc4f3" style:font-size-asian="11pt" style:font-name-complex="Tahoma" style:font-size-complex="11pt" fo:hyphenate="true" fo:hyphenation-remain-char-count="2" fo:hyphenation-push-char-count="2"/>
    </style:style>
    <style:style style:name="P75" style:family="paragraph" style:parent-style-name="Standard">
      <style:paragraph-properties fo:line-height="0.141cm" fo:text-align="justify" style:justify-single-word="false"/>
      <style:text-properties fo:color="#000000" style:font-name="Tahoma" fo:font-size="11pt" style:font-size-asian="11pt" style:font-name-complex="Tahoma" style:font-size-complex="11pt"/>
    </style:style>
    <style:style style:name="P76" style:family="paragraph" style:parent-style-name="Standard" style:list-style-name="L1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fo:font-weight="bold" officeooo:rsid="00f99a7b" officeooo:paragraph-rsid="00f99a7b" style:font-weight-asian="bold" style:font-weight-complex="bold"/>
    </style:style>
    <style:style style:name="P77" style:family="paragraph" style:parent-style-name="Standard" style:list-style-name="L1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font-weight="bold" officeooo:rsid="00feac32" officeooo:paragraph-rsid="00feac32" style:font-weight-asian="bold" style:font-weight-complex="bold"/>
    </style:style>
    <style:style style:name="P78" style:family="paragraph" style:parent-style-name="Standard" style:list-style-name="L1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font-weight="bold" officeooo:rsid="010df796" officeooo:paragraph-rsid="010df796" style:font-weight-asian="bold" style:font-weight-complex="bold"/>
    </style:style>
    <style:style style:name="P79" style:family="paragraph" style:parent-style-name="Standard" style:list-style-name="L1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font-weight="normal" officeooo:rsid="00f99a7b" officeooo:paragraph-rsid="00fcfc60" style:font-weight-asian="normal" style:font-weight-complex="normal"/>
    </style:style>
    <style:style style:name="P80" style:family="paragraph" style:parent-style-name="Standard">
      <style:paragraph-properties fo:text-align="start" style:justify-single-word="false">
        <style:tab-stops>
          <style:tab-stop style:position="-0.751cm"/>
          <style:tab-stop style:position="-0.501cm"/>
        </style:tab-stops>
      </style:paragraph-properties>
      <style:text-properties fo:font-weight="normal" officeooo:rsid="00f99a7b" officeooo:paragraph-rsid="00fcfc60" style:font-weight-asian="normal" style:font-weight-complex="normal"/>
    </style:style>
    <style:style style:name="P81" style:family="paragraph" style:parent-style-name="Standard" style:list-style-name="L1">
      <style:paragraph-properties fo:text-align="justify" style:justify-single-word="false"/>
      <style:text-properties style:font-name="Tahoma" fo:font-size="11pt" officeooo:paragraph-rsid="010df796" style:font-size-asian="11pt" style:font-size-complex="11pt"/>
    </style:style>
    <style:style style:name="P82" style:family="paragraph" style:parent-style-name="Standard" style:list-style-name="L1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officeooo:paragraph-rsid="00f0121e"/>
    </style:style>
    <style:style style:name="P83" style:family="paragraph" style:parent-style-name="Standard" style:list-style-name="L1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officeooo:paragraph-rsid="00f11927"/>
    </style:style>
    <style:style style:name="P84" style:family="paragraph" style:parent-style-name="Standard" style:list-style-name="L1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officeooo:paragraph-rsid="00f17860"/>
    </style:style>
    <style:style style:name="P85" style:family="paragraph" style:parent-style-name="Standard" style:list-style-name="L1">
      <style:paragraph-properties fo:text-align="justify" style:justify-single-word="false">
        <style:tab-stops>
          <style:tab-stop style:position="-0.751cm"/>
          <style:tab-stop style:position="-0.501cm"/>
        </style:tab-stops>
      </style:paragraph-properties>
      <style:text-properties officeooo:paragraph-rsid="0102cee3"/>
    </style:style>
    <style:style style:name="P86" style:family="paragraph" style:parent-style-name="Standard">
      <style:paragraph-properties fo:text-align="justify" style:justify-single-word="false" fo:hyphenation-ladder-count="no-limit"/>
      <style:text-properties officeooo:paragraph-rsid="010ecead" fo:hyphenate="true" fo:hyphenation-remain-char-count="2" fo:hyphenation-push-char-count="2"/>
    </style:style>
    <style:style style:name="P87" style:family="paragraph" style:parent-style-name="Standard">
      <style:paragraph-properties fo:text-align="justify" style:justify-single-word="false"/>
      <style:text-properties style:font-name="Tahoma" fo:font-size="11pt" style:font-size-asian="11pt" style:font-name-complex="Tahoma" style:font-size-complex="11pt"/>
    </style:style>
    <style:style style:name="P88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>
        <style:tab-stops>
          <style:tab-stop style:position="-0.751cm"/>
          <style:tab-stop style:position="-0.501cm"/>
          <style:tab-stop style:position="1.411cm"/>
        </style:tab-stops>
      </style:paragraph-properties>
      <style:text-properties officeooo:paragraph-rsid="00feac32"/>
    </style:style>
    <style:style style:name="P89" style:family="paragraph" style:parent-style-name="Standard" style:master-page-name="">
      <style:paragraph-properties fo:margin-left="0cm" fo:margin-right="0cm" fo:line-height="100%" fo:text-align="start" style:justify-single-word="false" fo:hyphenation-ladder-count="no-limit" fo:text-indent="0cm" style:auto-text-indent="false" style:page-number="auto" style:shadow="none">
        <style:tab-stops/>
      </style:paragraph-properties>
      <style:text-properties fo:color="#000000" style:font-name="Tahoma" fo:font-size="11pt" officeooo:paragraph-rsid="0099c83c" style:font-size-asian="11pt" style:language-asian="pt" style:country-asian="BR" style:font-name-complex="Tahoma" style:font-size-complex="11pt" fo:hyphenate="true" fo:hyphenation-remain-char-count="2" fo:hyphenation-push-char-count="2"/>
    </style:style>
    <style:style style:name="P90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 style:shadow="none">
        <style:tab-stops/>
      </style:paragraph-properties>
      <style:text-properties fo:color="#000000" style:font-name="Tahoma" fo:font-size="11pt" officeooo:paragraph-rsid="0099c83c" style:font-size-asian="11pt" style:language-asian="pt" style:country-asian="BR" style:font-name-complex="Tahoma" style:font-size-complex="11pt" fo:hyphenate="true" fo:hyphenation-remain-char-count="2" fo:hyphenation-push-char-count="2"/>
    </style:style>
    <style:style style:name="P91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 style:shadow="none">
        <style:tab-stops/>
      </style:paragraph-properties>
      <style:text-properties fo:color="#000000" style:font-name="Tahoma" fo:font-size="11pt" officeooo:paragraph-rsid="009b0d76" style:font-size-asian="11pt" style:language-asian="pt" style:country-asian="BR" style:font-name-complex="Tahoma" style:font-size-complex="11pt" fo:hyphenate="true" fo:hyphenation-remain-char-count="2" fo:hyphenation-push-char-count="2"/>
    </style:style>
    <style:style style:name="P9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fo:font-weight="bold" officeooo:rsid="00de4ff9" officeooo:paragraph-rsid="00de4ff9" style:font-size-asian="11pt" style:font-weight-asian="bold" style:font-name-complex="Tahoma" style:font-size-complex="11pt" style:font-weight-complex="bold"/>
    </style:style>
    <style:style style:name="P93" style:family="paragraph" style:parent-style-name="Standard">
      <style:paragraph-properties fo:margin-left="-0.751cm" fo:margin-right="0cm" fo:text-align="justify" style:justify-single-word="false" fo:text-indent="0.751cm" style:auto-text-indent="false">
        <style:tab-stops>
          <style:tab-stop style:position="-0.751cm"/>
          <style:tab-stop style:position="-0.501cm"/>
        </style:tab-stops>
      </style:paragraph-properties>
      <style:text-properties fo:color="#000000" style:font-name="Tahoma" fo:font-size="11pt" officeooo:paragraph-rsid="00b6153b" style:font-size-asian="11pt" style:font-name-complex="Tahoma" style:font-size-complex="11pt"/>
    </style:style>
    <style:style style:name="P94" style:family="paragraph" style:parent-style-name="Heading_20_1" style:master-page-name="Standard">
      <style:paragraph-properties style:page-number="auto"/>
      <style:text-properties fo:color="#000000" style:font-name="Tahoma" style:font-name-complex="Tahoma"/>
    </style:style>
    <style:style style:name="P95" style:family="paragraph" style:parent-style-name="Heading_20_2">
      <style:paragraph-properties fo:margin-left="-0.751cm" fo:margin-right="0cm" fo:text-align="start" style:justify-single-word="false" fo:text-indent="0.751cm" style:auto-text-indent="false"/>
      <style:text-properties style:font-name="Tahoma" fo:font-size="11pt" officeooo:paragraph-rsid="00bf5a35" style:font-size-asian="11pt" style:font-name-complex="Tahoma" style:font-size-complex="11pt"/>
    </style:style>
    <style:style style:name="P96" style:family="paragraph" style:parent-style-name="Heading_20_2">
      <style:paragraph-properties fo:margin-left="-0.751cm" fo:margin-right="0cm" fo:text-align="justify" style:justify-single-word="false" fo:text-indent="0.751cm" style:auto-text-indent="false"/>
      <style:text-properties officeooo:paragraph-rsid="00c0771b"/>
    </style:style>
    <style:style style:name="P97" style:family="paragraph" style:parent-style-name="Default">
      <style:paragraph-properties fo:text-align="justify" style:justify-single-word="false"/>
      <style:text-properties style:font-name="Tahoma" fo:font-size="11pt" officeooo:paragraph-rsid="010df796" style:font-size-asian="11pt" style:font-size-complex="11pt"/>
    </style:style>
    <style:style style:name="T1" style:family="text"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T2" style:family="text">
      <style:text-properties style:font-name="Tahoma" fo:font-size="11pt" fo:font-weight="bold" officeooo:rsid="00a15300" style:font-size-asian="11pt" style:font-weight-asian="bold" style:font-name-complex="Tahoma" style:font-size-complex="11pt" style:font-weight-complex="bold"/>
    </style:style>
    <style:style style:name="T3" style:family="text">
      <style:text-properties style:font-name="Tahoma" fo:font-size="11pt" style:font-size-asian="11pt" style:font-name-complex="Tahoma" style:font-size-complex="11pt"/>
    </style:style>
    <style:style style:name="T4" style:family="text">
      <style:text-properties style:font-name="Tahoma" fo:font-size="11pt" officeooo:rsid="00b5d6cf" style:font-size-asian="11pt" style:font-name-complex="Tahoma" style:font-size-complex="11pt"/>
    </style:style>
    <style:style style:name="T5" style:family="text">
      <style:text-properties fo:color="#000000" style:font-name="Tahoma" fo:font-size="11pt" fo:font-weight="bold" style:font-size-asian="11pt" style:font-weight-asian="bold" style:font-name-complex="Tahoma" style:font-size-complex="11pt" style:font-weight-complex="bold"/>
    </style:style>
    <style:style style:name="T6" style:family="text">
      <style:text-properties fo:color="#000000" style:font-name="Tahoma" fo:font-size="11pt" fo:font-weight="bold" officeooo:rsid="004f55dc" style:font-size-asian="11pt" style:font-weight-asian="bold" style:font-name-complex="Tahoma" style:font-size-complex="11pt" style:font-weight-complex="bold"/>
    </style:style>
    <style:style style:name="T7" style:family="text">
      <style:text-properties fo:color="#000000" style:font-name="Tahoma" fo:font-size="11pt" fo:font-weight="bold" officeooo:rsid="005eaf3a" style:font-size-asian="11pt" style:font-weight-asian="bold" style:font-name-complex="Tahoma" style:font-size-complex="11pt" style:font-weight-complex="bold"/>
    </style:style>
    <style:style style:name="T8" style:family="text">
      <style:text-properties fo:color="#000000" style:font-name="Tahoma" fo:font-size="11pt" fo:font-weight="bold" officeooo:rsid="00624c1b" style:font-size-asian="11pt" style:font-weight-asian="bold" style:font-name-complex="Tahoma" style:font-size-complex="11pt" style:font-weight-complex="bold"/>
    </style:style>
    <style:style style:name="T9" style:family="text">
      <style:text-properties fo:color="#000000" style:font-name="Tahoma" fo:font-size="11pt" fo:font-weight="bold" officeooo:rsid="0085ad6b" style:font-size-asian="11pt" style:font-weight-asian="bold" style:font-name-complex="Tahoma" style:font-size-complex="11pt" style:font-weight-complex="bold"/>
    </style:style>
    <style:style style:name="T10" style:family="text">
      <style:text-properties fo:color="#000000" style:font-name="Tahoma" fo:font-size="11pt" fo:font-weight="bold" officeooo:rsid="008fb768" style:font-size-asian="11pt" style:font-weight-asian="bold" style:font-name-complex="Tahoma" style:font-size-complex="11pt" style:font-weight-complex="bold"/>
    </style:style>
    <style:style style:name="T11" style:family="text">
      <style:text-properties fo:color="#000000" style:font-name="Tahoma" fo:font-size="11pt" fo:font-weight="bold" officeooo:rsid="00919d24" style:font-size-asian="11pt" style:font-weight-asian="bold" style:font-name-complex="Tahoma" style:font-size-complex="11pt" style:font-weight-complex="bold"/>
    </style:style>
    <style:style style:name="T12" style:family="text">
      <style:text-properties fo:color="#000000" style:font-name="Tahoma" fo:font-size="11pt" fo:font-weight="bold" style:font-size-asian="11pt" style:language-asian="pt" style:country-asian="BR" style:font-weight-asian="bold" style:font-name-complex="Tahoma" style:font-size-complex="11pt" style:font-weight-complex="bold"/>
    </style:style>
    <style:style style:name="T13" style:family="text">
      <style:text-properties fo:color="#000000" style:font-name="Tahoma" fo:font-size="11pt" fo:font-weight="bold" officeooo:rsid="010ecead" style:font-size-asian="11pt" style:language-asian="pt" style:country-asian="BR" style:font-weight-asian="bold" style:font-name-complex="Tahoma" style:font-size-complex="11pt" style:font-weight-complex="bold"/>
    </style:style>
    <style:style style:name="T14" style:family="text">
      <style:text-properties fo:color="#000000" style:font-name="Tahoma" fo:font-size="11pt" style:font-size-asian="11pt" style:font-name-complex="Tahoma" style:font-size-complex="11pt"/>
    </style:style>
    <style:style style:name="T15" style:family="text">
      <style:text-properties fo:color="#000000" style:font-name="Tahoma" fo:font-size="11pt" officeooo:rsid="008fb768" style:font-size-asian="11pt" style:font-name-complex="Tahoma" style:font-size-complex="11pt"/>
    </style:style>
    <style:style style:name="T16" style:family="text">
      <style:text-properties fo:color="#000000" style:font-name="Tahoma" fo:font-size="11pt" officeooo:rsid="00de4ff9" style:font-size-asian="11pt" style:font-name-complex="Tahoma" style:font-size-complex="11pt"/>
    </style:style>
    <style:style style:name="T17" style:family="text">
      <style:text-properties fo:color="#000000" style:font-name="Tahoma" fo:font-size="11pt" officeooo:rsid="00eece25" style:font-size-asian="11pt" style:font-name-complex="Tahoma" style:font-size-complex="11pt"/>
    </style:style>
    <style:style style:name="T18" style:family="text">
      <style:text-properties fo:color="#000000" style:font-name="Tahoma" fo:font-size="11pt" officeooo:rsid="010df796" style:font-size-asian="11pt" style:font-name-complex="Tahoma" style:font-size-complex="11pt"/>
    </style:style>
    <style:style style:name="T19" style:family="text">
      <style:text-properties fo:color="#000000" style:font-name="Tahoma" fo:font-size="11pt" officeooo:rsid="010ecead" style:font-size-asian="11pt" style:font-name-complex="Tahoma" style:font-size-complex="11pt"/>
    </style:style>
    <style:style style:name="T20" style:family="text">
      <style:text-properties fo:color="#000000" style:font-name="Tahoma" fo:font-size="11pt" style:font-size-asian="11pt" style:language-asian="pt" style:country-asian="BR" style:font-name-complex="Tahoma" style:font-size-complex="11pt"/>
    </style:style>
    <style:style style:name="T21" style:family="text">
      <style:text-properties fo:color="#000000" style:font-name="Tahoma" fo:font-size="11pt" officeooo:rsid="00507a63" style:font-size-asian="11pt" style:language-asian="pt" style:country-asian="BR" style:font-name-complex="Tahoma" style:font-size-complex="11pt"/>
    </style:style>
    <style:style style:name="T22" style:family="text">
      <style:text-properties fo:color="#000000" style:font-name="Tahoma" fo:font-size="11pt" style:font-name-asian="Tahoma" style:font-size-asian="11pt" style:font-name-complex="Tahoma" style:font-size-complex="11pt"/>
    </style:style>
    <style:style style:name="T23" style:family="text">
      <style:text-properties fo:color="#000000" style:font-name="Tahoma" fo:font-size="11pt" fo:font-weight="normal" style:font-size-asian="11pt" style:language-asian="pt" style:country-asian="BR" style:font-weight-asian="normal" style:font-name-complex="Tahoma" style:font-size-complex="11pt" style:font-weight-complex="normal"/>
    </style:style>
    <style:style style:name="T24" style:family="text">
      <style:text-properties fo:color="#000000" style:font-name="Tahoma" fo:font-size="11pt" fo:font-weight="normal" officeooo:rsid="00c54a8b" style:font-size-asian="11pt" style:language-asian="pt" style:country-asian="BR" style:font-weight-asian="normal" style:font-name-complex="Tahoma" style:font-size-complex="11pt" style:font-weight-complex="normal"/>
    </style:style>
    <style:style style:name="T25" style:family="text">
      <style:text-properties fo:color="#000000" style:font-name="Tahoma" fo:font-size="11pt" fo:font-weight="normal" officeooo:rsid="00c88beb" style:font-size-asian="11pt" style:language-asian="pt" style:country-asian="BR" style:font-weight-asian="normal" style:font-name-complex="Tahoma" style:font-size-complex="11pt" style:font-weight-complex="normal"/>
    </style:style>
    <style:style style:name="T26" style:family="text">
      <style:text-properties fo:color="#000000" style:font-name="Tahoma" fo:font-size="11pt" fo:font-weight="normal" officeooo:rsid="00c9545c" style:font-size-asian="11pt" style:language-asian="pt" style:country-asian="BR" style:font-weight-asian="normal" style:font-name-complex="Tahoma" style:font-size-complex="11pt" style:font-weight-complex="normal"/>
    </style:style>
    <style:style style:name="T27" style:family="text">
      <style:text-properties fo:color="#000000" style:font-name="Tahoma" fo:font-size="11pt" fo:font-weight="normal" officeooo:rsid="005eaf3a" style:font-size-asian="11pt" style:language-asian="pt" style:country-asian="BR" style:font-weight-asian="normal" style:font-name-complex="Tahoma" style:font-size-complex="11pt" style:font-weight-complex="normal"/>
    </style:style>
    <style:style style:name="T28" style:family="text">
      <style:text-properties fo:color="#000000" style:font-name="Tahoma" fo:font-size="11pt" fo:font-weight="normal" officeooo:rsid="010ecead" style:font-size-asian="11pt" style:language-asian="pt" style:country-asian="BR" style:font-weight-asian="normal" style:font-name-complex="Tahoma" style:font-size-complex="11pt" style:font-weight-complex="normal"/>
    </style:style>
    <style:style style:name="T29" style:family="text">
      <style:text-properties fo:color="#000000" style:font-name="Tahoma" fo:font-size="11pt" fo:font-weight="normal" officeooo:rsid="00de4ff9" style:font-size-asian="11pt" style:font-weight-asian="normal" style:font-name-complex="Tahoma" style:font-size-complex="11pt" style:font-weight-complex="normal"/>
    </style:style>
    <style:style style:name="T30" style:family="text">
      <style:text-properties fo:color="#000000" style:font-name="Tahoma" fo:font-size="11pt" fo:font-weight="normal" officeooo:rsid="00eece25" style:font-size-asian="11pt" style:font-weight-asian="normal" style:font-name-complex="Tahoma" style:font-size-complex="11pt" style:font-weight-complex="normal"/>
    </style:style>
    <style:style style:name="T31" style:family="text">
      <style:text-properties fo:color="#000000" style:font-name="Tahoma" fo:font-size="11pt" fo:font-weight="normal" officeooo:rsid="00f0121e" style:font-size-asian="11pt" style:font-weight-asian="normal" style:font-name-complex="Tahoma" style:font-size-complex="11pt" style:font-weight-complex="normal"/>
    </style:style>
    <style:style style:name="T32" style:family="text">
      <style:text-properties fo:color="#000000" style:font-name="Tahoma" fo:font-size="11pt" fo:font-weight="normal" officeooo:rsid="00f2c4af" style:font-size-asian="11pt" style:font-weight-asian="normal" style:font-name-complex="Tahoma" style:font-size-complex="11pt" style:font-weight-complex="normal"/>
    </style:style>
    <style:style style:name="T33" style:family="text">
      <style:text-properties fo:color="#000000" style:font-name="Tahoma" fo:font-size="11pt" fo:font-weight="normal" officeooo:rsid="01007d37" style:font-size-asian="11pt" style:font-weight-asian="normal" style:font-name-complex="Tahoma" style:font-size-complex="11pt" style:font-weight-complex="normal"/>
    </style:style>
    <style:style style:name="T34" style:family="text">
      <style:text-properties fo:color="#000000" style:font-name="Tahoma" fo:font-size="11pt" fo:font-weight="normal" officeooo:rsid="00f99a7b" style:font-size-asian="11pt" style:font-weight-asian="normal" style:font-name-complex="Tahoma" style:font-size-complex="11pt" style:font-weight-complex="normal"/>
    </style:style>
    <style:style style:name="T35" style:family="text">
      <style:text-properties fo:color="#000000" style:font-name="Tahoma" fo:font-size="11pt" fo:font-weight="normal" officeooo:rsid="0102cee3" style:font-size-asian="11pt" style:font-weight-asian="normal" style:font-name-complex="Tahoma" style:font-size-complex="11pt" style:font-weight-complex="normal"/>
    </style:style>
    <style:style style:name="T36" style:family="text">
      <style:text-properties fo:color="#000000" style:font-name="Tahoma" fo:font-size="11pt" fo:font-weight="normal" officeooo:rsid="01046888" style:font-size-asian="11pt" style:font-weight-asian="normal" style:font-name-complex="Tahoma" style:font-size-complex="11pt" style:font-weight-complex="normal"/>
    </style:style>
    <style:style style:name="T37" style:family="text">
      <style:text-properties fo:color="#000000" style:font-name="Tahoma" fo:font-size="11pt" fo:font-weight="normal" officeooo:rsid="0105b9a1" style:font-size-asian="11pt" style:font-weight-asian="normal" style:font-name-complex="Tahoma" style:font-size-complex="11pt" style:font-weight-complex="normal"/>
    </style:style>
    <style:style style:name="T38" style:family="text">
      <style:text-properties fo:color="#000000" style:font-name="Tahoma" fo:font-size="11pt" fo:font-weight="normal" officeooo:rsid="0107aa4c" style:font-size-asian="11pt" style:font-weight-asian="normal" style:font-name-complex="Tahoma" style:font-size-complex="11pt" style:font-weight-complex="normal"/>
    </style:style>
    <style:style style:name="T39" style:family="text">
      <style:text-properties fo:color="#000000" style:font-name="Tahoma" fo:font-size="11pt" fo:font-weight="normal" officeooo:rsid="005ad025" style:font-name-asian="Tahoma" style:font-size-asian="11pt" style:language-asian="pt" style:country-asian="BR" style:font-weight-asian="normal" style:font-name-complex="Tahoma" style:font-size-complex="11pt" style:font-weight-complex="normal"/>
    </style:style>
    <style:style style:name="T40" style:family="text">
      <style:text-properties fo:color="#000000" style:font-name="Times New Roman" fo:font-size="11.5pt" style:font-size-asian="11.5pt"/>
    </style:style>
    <style:style style:name="T41" style:family="text">
      <style:text-properties fo:background-color="#ffffff" loext:char-shading-value="0"/>
    </style:style>
    <style:style style:name="T42" style:family="text">
      <style:text-properties officeooo:rsid="001a659b" fo:background-color="#ffffff" loext:char-shading-value="0"/>
    </style:style>
    <style:style style:name="T43" style:family="text">
      <style:text-properties officeooo:rsid="00485ce3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947086" style:font-weight-asian="bold" style:font-weight-complex="bold"/>
    </style:style>
    <style:style style:name="T46" style:family="text">
      <style:text-properties fo:font-weight="bold" officeooo:rsid="00963c73" style:font-weight-asian="bold" style:font-weight-complex="bold"/>
    </style:style>
    <style:style style:name="T47" style:family="text">
      <style:text-properties style:font-name-asian="Tahoma"/>
    </style:style>
    <style:style style:name="T48" style:family="text">
      <style:text-properties officeooo:rsid="005ad025" style:font-name-asian="Tahoma"/>
    </style:style>
    <style:style style:name="T49" style:family="text">
      <style:text-properties officeooo:rsid="005ad025"/>
    </style:style>
    <style:style style:name="T50" style:family="text">
      <style:text-properties officeooo:rsid="005f1a62"/>
    </style:style>
    <style:style style:name="T51" style:family="text">
      <style:text-properties officeooo:rsid="00754e14"/>
    </style:style>
    <style:style style:name="T52" style:family="text">
      <style:text-properties officeooo:rsid="007726da"/>
    </style:style>
    <style:style style:name="T53" style:family="text">
      <style:text-properties officeooo:rsid="0085ad6b"/>
    </style:style>
    <style:style style:name="T54" style:family="text">
      <style:text-properties officeooo:rsid="0085f5a6"/>
    </style:style>
    <style:style style:name="T55" style:family="text">
      <style:text-properties officeooo:rsid="0087c340"/>
    </style:style>
    <style:style style:name="T56" style:family="text">
      <style:text-properties officeooo:rsid="008981d9"/>
    </style:style>
    <style:style style:name="T57" style:family="text">
      <style:text-properties officeooo:rsid="008a3e80"/>
    </style:style>
    <style:style style:name="T58" style:family="text">
      <style:text-properties officeooo:rsid="008bd3e4"/>
    </style:style>
    <style:style style:name="T59" style:family="text">
      <style:text-properties style:language-asian="pt" style:country-asian="BR"/>
    </style:style>
    <style:style style:name="T60" style:family="text">
      <style:text-properties officeooo:rsid="00632b10" style:language-asian="pt" style:country-asian="BR"/>
    </style:style>
    <style:style style:name="T61" style:family="text">
      <style:text-properties officeooo:rsid="0085ad6b" style:language-asian="pt" style:country-asian="BR"/>
    </style:style>
    <style:style style:name="T62" style:family="text">
      <style:text-properties officeooo:rsid="00649300" style:language-asian="pt" style:country-asian="BR"/>
    </style:style>
    <style:style style:name="T63" style:family="text">
      <style:text-properties officeooo:rsid="008a3e80" style:language-asian="pt" style:country-asian="BR"/>
    </style:style>
    <style:style style:name="T64" style:family="text">
      <style:text-properties officeooo:rsid="008f704b"/>
    </style:style>
    <style:style style:name="T65" style:family="text">
      <style:text-properties officeooo:rsid="008fb768"/>
    </style:style>
    <style:style style:name="T66" style:family="text">
      <style:text-properties officeooo:rsid="0092aad3"/>
    </style:style>
    <style:style style:name="T67" style:family="text">
      <style:text-properties officeooo:rsid="00970bf3"/>
    </style:style>
    <style:style style:name="T68" style:family="text">
      <style:text-properties officeooo:rsid="0099c83c"/>
    </style:style>
    <style:style style:name="T69" style:family="text">
      <style:text-properties officeooo:rsid="00a331b4"/>
    </style:style>
    <style:style style:name="T70" style:family="text">
      <style:text-properties officeooo:rsid="00a9a6b5"/>
    </style:style>
    <style:style style:name="T71" style:family="text">
      <style:text-properties officeooo:rsid="00ab9151"/>
    </style:style>
    <style:style style:name="T72" style:family="text">
      <style:text-properties officeooo:rsid="00b0c438"/>
    </style:style>
    <style:style style:name="T73" style:family="text">
      <style:text-properties officeooo:rsid="00b5d6cf"/>
    </style:style>
    <style:style style:name="T74" style:family="text">
      <style:text-properties officeooo:rsid="00bb7165"/>
    </style:style>
    <style:style style:name="T75" style:family="text">
      <style:text-properties officeooo:rsid="00c9545c"/>
    </style:style>
    <style:style style:name="T76" style:family="text">
      <style:text-properties officeooo:rsid="00cd1662"/>
    </style:style>
    <style:style style:name="T77" style:family="text">
      <style:text-properties officeooo:rsid="00cec226"/>
    </style:style>
    <style:style style:name="T78" style:family="text">
      <style:text-properties officeooo:rsid="00d64053"/>
    </style:style>
    <style:style style:name="T79" style:family="text">
      <style:text-properties officeooo:rsid="00db16a7"/>
    </style:style>
    <style:style style:name="T80" style:family="text">
      <style:text-properties officeooo:rsid="00e81ba9"/>
    </style:style>
    <style:style style:name="T81" style:family="text">
      <style:text-properties officeooo:rsid="010df796"/>
    </style:style>
    <style:style style:name="T82" style:family="text">
      <style:text-properties officeooo:rsid="010ece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4" text:outline-level="1">FORMULÁRIO PARA CADASTRO DE CURSO NO SAGU</text:h>
      <text:p text:style-name="P44"/>
      <text:p text:style-name="P45"/>
      <text:p text:style-name="P4">1. <text:span text:style-name="T79">DIRETORIA/</text:span>CENTRO RESPONSÁVEL: </text:p>
      <text:p text:style-name="P10"/>
      <text:p text:style-name="P45"><text:span text:style-name="T1">2. NOME DO CURSO</text:span><text:span text:style-name="T3">:</text:span></text:p>
      <text:p text:style-name="P8"/>
      <text:p text:style-name="P46"><text:span text:style-name="T6">3</text:span><text:span text:style-name="T5">.</text:span><text:span text:style-name="T12"> MODALIDADE:</text:span></text:p>
      <text:p text:style-name="P46"><text:span text:style-name="T21">3</text:span><text:span text:style-name="T20">.1 Presencial ( <text:s/>) <text:s text:c="23"/></text:span><text:span text:style-name="T21">3</text:span><text:span text:style-name="T20">.2 Ensino a distância ( <text:s text:c="2"/>)</text:span></text:p>
      <text:p text:style-name="P34"/>
      <text:p text:style-name="P33"><text:span text:style-name="T49">4</text:span>. OFERECE <text:span text:style-name="T75">UNIDADE DIDÁTICA</text:span> A</text:p>
      <text:p text:style-name="P36"><text:span text:style-name="T48">4</text:span>.1 <text:s/>D<text:span text:style-name="T82">istância</text:span>: Sim ( <text:s/>) <text:s text:c="2"/>Não ( <text:s text:c="2"/>) <text:s/></text:p>
      <text:p text:style-name="P86"><text:span text:style-name="T39">4</text:span><text:span text:style-name="T23">.</text:span><text:span text:style-name="T25">2</text:span><text:span text:style-name="T23"> <text:s/></text:span><text:span text:style-name="T26">E</text:span><text:span text:style-name="T28">xtra Classe</text:span><text:span text:style-name="T26"> (descentralizada)</text:span><text:span text:style-name="T23">: Sim ( ) <text:s/>Não ( <text:s text:c="3"/></text:span><text:span text:style-name="T28">)</text:span></text:p>
      <text:p text:style-name="P86"><text:span text:style-name="T27"/></text:p>
      <text:p text:style-name="P86"><text:span text:style-name="T7">5</text:span><text:span text:style-name="T5">. </text:span><text:span text:style-name="T12">GRAU ACADÊMICO </text:span><text:span text:style-name="T28">(Nível de Ensino)</text:span><text:span text:style-name="T12">: </text:span><text:span text:style-name="T23">*</text:span><text:span text:style-name="T24">(Conceitos ao final do documento)</text:span></text:p>
      <text:p text:style-name="P14"><text:span text:style-name="T50">5</text:span>.1 Básico (<text:span text:style-name="T41"> <text:s/></text:span><text:span text:style-name="T42">)</text:span></text:p>
      <text:p text:style-name="P14"><text:span text:style-name="T50">5</text:span>.<text:span text:style-name="T43">2</text:span> Atualização ( <text:s/>)</text:p>
      <text:p text:style-name="P14"><text:span text:style-name="T50">5</text:span>.<text:span text:style-name="T43">3</text:span> Aperfeiçoamento ( <text:s/>)</text:p>
      <text:p text:style-name="P14"><text:span text:style-name="T50">5</text:span>.<text:span text:style-name="T43">4</text:span> <text:s/><text:span text:style-name="T43">Técnico</text:span> ( <text:s/>)</text:p>
      <text:p text:style-name="P14"><text:span text:style-name="T50">5</text:span>.<text:span text:style-name="T43">5</text:span> <text:s/><text:span text:style-name="T43">Pós-técnico</text:span> ( <text:s/>)</text:p>
      <text:p text:style-name="P19">5.6 <text:s/>Especialização ( <text:s/>)</text:p>
      <text:p text:style-name="P13"/>
      <text:p text:style-name="P28"><text:span text:style-name="T53">6</text:span>. CARGA HORÁRIA</text:p>
      <text:p text:style-name="P73"><text:span text:style-name="T61">6</text:span><text:span text:style-name="T59">.1.</text:span><text:span text:style-name="T63">2</text:span><text:span text:style-name="T59"> Total:</text:span></text:p>
      <text:p text:style-name="P15"><text:span text:style-name="T54">6</text:span>.<text:span text:style-name="T54">1.3</text:span> Teórica:</text:p>
      <text:p text:style-name="P16"><text:span text:style-name="T54">6</text:span>.<text:span text:style-name="T57">1.4</text:span> Prática:</text:p>
      <text:p text:style-name="P17"><text:span text:style-name="T55">6.1.5</text:span> <text:span text:style-name="T76">Extra Classe (</text:span>Descentralizada<text:span text:style-name="T77">)</text:span>:</text:p>
      <text:p text:style-name="P17"><text:span text:style-name="T56">6</text:span>.<text:span text:style-name="T57">1.6</text:span> E<text:span text:style-name="T58">A</text:span>D:</text:p>
      <text:p text:style-name="P18">6.1.7 Estágio: <text:s/></text:p>
      <text:p text:style-name="P13"/>
      <text:p text:style-name="P13"/>
      <text:p text:style-name="P47"><text:span text:style-name="T8">6</text:span><text:span text:style-name="T5">.</text:span><text:span text:style-name="T9">2</text:span><text:span text:style-name="T5"> PERÍODO DO CURSO</text:span><text:span text:style-name="T14">: </text:span></text:p>
      <text:p text:style-name="P23"><text:span text:style-name="T60">6</text:span><text:span text:style-name="T59">.</text:span><text:span text:style-name="T61">2</text:span><text:span text:style-name="T59">.</text:span><text:span text:style-name="T61">1</text:span><text:span text:style-name="T59"> <text:s/>Início </text:span><text:span text:style-name="T62">(dia/mês/ano)</text:span><text:span text:style-name="T59">:</text:span></text:p>
      <text:p text:style-name="P23"><text:span text:style-name="T60">6</text:span><text:span text:style-name="T59">.</text:span><text:span text:style-name="T61">2.2</text:span><text:span text:style-name="T59"> Término </text:span><text:span text:style-name="T62">(dia/mês/ano)</text:span><text:span text:style-name="T59">:</text:span></text:p>
      <text:p text:style-name="P21"/>
      <text:p text:style-name="P21"/>
      <text:p text:style-name="P27"><text:span text:style-name="T64">7</text:span>. NÚMERO DE PARTICIPANTES:</text:p>
      <text:p text:style-name="P22"><text:span text:style-name="T64">7</text:span>.1 <text:s/>Nº <text:span text:style-name="T51">formal </text:span>de vagas <text:span text:style-name="T52">(previsão de matriculados)</text:span>: <text:s/></text:p>
      <text:p text:style-name="P21"/>
      <text:p text:style-name="P39"/>
      <text:p text:style-name="P26"><text:span text:style-name="T65">8</text:span>. COORDENAÇÃO:</text:p>
      <text:p text:style-name="P45"><text:span text:style-name="T15">8</text:span><text:span text:style-name="T14">.1 Curso:</text:span><text:bookmark text:name="m381"/><text:span text:style-name="T14"> </text:span></text:p>
      <text:p text:style-name="P21"><text:span text:style-name="T65">8</text:span>.2 Pedagógica:</text:p>
      <text:p text:style-name="P43"/>
      <text:p text:style-name="P43"/>
      <text:p text:style-name="P45"><text:span text:style-name="T10">9</text:span><text:span text:style-name="T5">. APOIADORES TEMÁTICOS </text:span><text:span text:style-name="T14">(Elaboradores do Currículo do Curso</text:span><text:span text:style-name="T5">)</text:span><text:span text:style-name="T14">:</text:span></text:p>
      <text:p text:style-name="P21"/>
      <text:p text:style-name="P41"/>
      <text:p text:style-name="P45"><text:span text:style-name="T11">10</text:span><text:span text:style-name="T5">. DOCENTES, TEMÁTICAS POR DOCENTE, CARGA HORÁRIA </text:span><text:span text:style-name="T14">(Descrição de cada item</text:span><text:span text:style-name="T5">):</text:span></text:p>
      <text:p text:style-name="P20"><text:tab/></text:p>
      <text:p text:style-name="P21"><text:span text:style-name="T66">10</text:span>.1 Facilitador:</text:p>
      <text:p text:style-name="P21"><text:span text:style-name="T66">10</text:span>.2 Instrutor:</text:p>
      <text:p text:style-name="P21"><text:span text:style-name="T66">10</text:span>.3 Tutor:</text:p>
      <text:p text:style-name="P24"><text:span text:style-name="T66">10</text:span>.4 Preceptor:</text:p>
      <text:p text:style-name="P21"/>
      <text:p text:style-name="P20"/>
      <text:p text:style-name="P29"/>
      <text:p text:style-name="P29"><text:soft-page-break/></text:p>
      <text:p text:style-name="P21"><text:span text:style-name="T45">1</text:span><text:span text:style-name="T46">1</text:span><text:span text:style-name="T44">. MATRIZ CURRICULAR:</text:span></text:p>
      <text:p text:style-name="P40"/>
      <text:p text:style-name="P26"/>
      <text:p text:style-name="P31"/>
      <text:p text:style-name="P11"/>
      <text:p text:style-name="P12"/>
      <text:p text:style-name="P42"/>
      <text:p text:style-name="P21"/>
      <text:p text:style-name="P21"/>
      <text:p text:style-name="P21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6"><text:span text:style-name="T67">12</text:span>. LOCAL:</text:p>
      <text:p text:style-name="P56"/>
      <text:p text:style-name="P56"/>
      <text:p text:style-name="P56"/>
      <text:p text:style-name="P56"/>
      <text:p text:style-name="P56"/>
      <text:p text:style-name="P32">1<text:span text:style-name="T68">3</text:span>.TURNO DO CURSO:</text:p>
      <text:p text:style-name="P35"/>
      <text:p text:style-name="P89">1<text:span text:style-name="T68">3</text:span>.1 Manhã ( <text:s/>)</text:p>
      <text:p text:style-name="P90">1<text:span text:style-name="T68">3</text:span>.2 Tarde ( <text:s/>)</text:p>
      <text:p text:style-name="P90">1<text:span text:style-name="T68">3</text:span>.3 Noite ( <text:s/><text:span text:style-name="T68">)</text:span></text:p>
      <text:p text:style-name="P91">1<text:span text:style-name="T68">3</text:span>.4 Misto ( <text:s/>)</text:p>
      <text:p text:style-name="P51"><text:span text:style-name="T20"><text:line-break/></text:span><text:span text:style-name="T3"> <text:s text:c="32"/></text:span></text:p>
      <text:p text:style-name="P5"/>
      <text:p text:style-name="P48"><text:span text:style-name="T2">14</text:span><text:span text:style-name="T1">.</text:span><text:span text:style-name="T3"> </text:span><text:span text:style-name="T1">CONFIGURAÇÕES DE INSCRIÇÃO </text:span></text:p>
      <text:p text:style-name="P6"/>
      <text:p text:style-name="P8"><text:span text:style-name="T69"><text:s text:c="7"/>Nenhum</text:span> <text:span text:style-name="T71">(Automático) </text:span>( <text:s/>) <text:s text:c="4"/><text:span text:style-name="T69">Manual</text:span> ( <text:s/>)</text:p>
      <text:p text:style-name="P7"/>
      <text:p text:style-name="P4"/>
      <text:p text:style-name="P4"><text:span text:style-name="T72">15</text:span>. CONFIGURAÇÕES DE MATRÍCULA </text:p>
      <text:p text:style-name="P6"/>
      <text:p text:style-name="P9"><text:span text:style-name="T69"><text:s text:c="7"/>Nenhum</text:span> <text:span text:style-name="T71">(Automático) <text:s/></text:span>( <text:s/>) <text:s text:c="3"/><text:span text:style-name="T70">Manual</text:span> ( <text:s/>) <text:s/></text:p>
      <text:p text:style-name="P39"/>
      <text:p text:style-name="P25"/>
      <text:p text:style-name="P26"/>
      <text:p text:style-name="P26"/>
      <text:p text:style-name="P8"/>
      <text:h text:style-name="P96" text:outline-level="2"><text:span text:style-name="T3">COORDENADOR(A) </text:span><text:span text:style-name="T4">DO CURSO</text:span><text:span text:style-name="T3">______________________________________</text:span><text:span text:style-name="T22"> <text:s text:c="23"/></text:span><text:span text:style-name="T14"><text:tab/><text:tab/><text:tab/><text:tab/><text:tab/></text:span></text:h>
      <text:p text:style-name="P2">EM: ______/______/_______</text:p>
      <text:p text:style-name="P2"/>
      <text:p text:style-name="P2"/>
      <text:p text:style-name="P2"/>
      <text:h text:style-name="P95" text:outline-level="2"><text:span text:style-name="T74">DIRETOR(A)/SUPERVISOR</text:span>(A) <text:span text:style-name="T73">DO DIRETORIA/CENTRO</text:span>_____________________________</text:h>
      <text:p text:style-name="P1"><text:span text:style-name="T22"><text:s text:c="26"/></text:span><text:span text:style-name="T14"><text:tab/><text:tab/><text:tab/><text:tab/><text:tab/></text:span></text:p>
      <text:p text:style-name="P3">EM: ____/______/_______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9"><text:span text:style-name="T82">(*) Conceitos de </text:span>Níveis de <text:span text:style-name="T82">E</text:span>nsino</text:p>
      <text:p text:style-name="P49"/>
      <text:p text:style-name="P49"/>
      <text:p text:style-name="P50">A ESP/CE desenvolverá, ações de ensino, envolvendo <text:span text:style-name="T82">os seguintes níveis de </text:span>Cursos:</text:p>
      <text:p text:style-name="P49"/>
      <text:list xml:id="list6126473888695123137" text:style-name="L1">
        <text:list-item>
          <text:p text:style-name="P52">Cursos Básicos <text:span text:style-name="T82">(Livre)</text:span></text:p>
          <text:p text:style-name="P52"/>
          <text:p text:style-name="P65"><text:span text:style-name="T82">O</text:span>bjetivam, principalmente, abordar parte dos componentes de competências já existentes, ou seja, conhecimentos, habilidades ou atitudes nos campos técnicos, científicos, sociais, gerenciais, políticos, artísticos e culturais em uma área específica de conhecimento. </text:p>
          <text:p text:style-name="P57"/>
          <text:p text:style-name="P57">a) Poderão ter caráter eventual ou permanente, com carga horária menor que 80 horas. </text:p>
        </text:list-item>
      </text:list>
      <text:p text:style-name="P37"/>
      <text:list xml:id="list183212020615476" text:continue-numbering="true" text:style-name="L1">
        <text:list-item>
          <text:p text:style-name="P53">Cursos de Atualização <text:span text:style-name="T82">(Livre)</text:span></text:p>
          <text:p text:style-name="P58"/>
          <text:p text:style-name="P64"><text:span text:style-name="T82">O</text:span>bjetivam, principalmente, atualizar competências já existentes nos campos técnicos, científicos, sociais, gerenciais, políticos, artísticos e culturais em uma área específica de conhecimento. </text:p>
          <text:p text:style-name="P59"/>
          <text:p text:style-name="P60">a) Poderão ter caráter eventual ou permanente, com carga horária <text:span text:style-name="T80">a partir de</text:span> 80 <text:span text:style-name="T80">e menor que 180 </text:span>horas. </text:p>
        </text:list-item>
      </text:list>
      <text:p text:style-name="P38"/>
      <text:list xml:id="list183211874950232" text:continue-numbering="true" text:style-name="L1">
        <text:list-item>
          <text:p text:style-name="P54">Cursos de Aperfeiçoamento <text:span text:style-name="T82">(Livre)</text:span></text:p>
          <text:p text:style-name="P54"/>
          <text:p text:style-name="P61"><text:span text:style-name="T82">Ob</text:span>jetivam, principalmente, desenvolver ou aprofundar competências nos campos técnicos, científicos, sociais, gerenciais, políticos, artísticos e culturais em uma área específica de conhecimento, de caráter eventual ou permanente.</text:p>
          <text:p text:style-name="P61"/>
          <text:p text:style-name="P82"><text:span text:style-name="T30">a) C</text:span><text:span text:style-name="T29">om carga horária a partir de 180 e menor que 360 horas. </text:span></text:p>
          <text:p text:style-name="P62"/>
          <text:p text:style-name="P83"><text:span text:style-name="T31">b</text:span><text:span text:style-name="T29">) Deverão ser organizados como um conjunto estruturado de módulos de, no mínimo, 20 horas/aula cada. </text:span></text:p>
          <text:p text:style-name="P63"/>
          <text:p text:style-name="P84"><text:span text:style-name="T32">c</text:span><text:span text:style-name="T29">) Poderão ser organizados sob a forma de educação à distância, desde que sejam consideradas e explicitadas as especificidades inerentes a essa metodologia de ensino.</text:span></text:p>
        </text:list-item>
      </text:list>
      <text:p text:style-name="P66"/>
      <text:list xml:id="list183210603153558" text:continue-numbering="true" text:style-name="L1">
        <text:list-item>
          <text:p text:style-name="P76"><text:span text:style-name="T16">T</text:span><text:span text:style-name="T14">écnico</text:span></text:p>
        </text:list-item>
      </text:list>
      <text:p text:style-name="P55"/>
      <text:list xml:id="list183211726181684" text:continue-numbering="true" text:style-name="L1">
        <text:list-header>
          <text:p text:style-name="P71">A Educação Profissional Técnica de Nível Médio tem organização curricular própria, estruturada por áreas profissionais e destina-se a proporcionar habilitação profissional a discentes matriculados ou egressos do Ensino Médio</text:p>
          <text:p text:style-name="P70"/>
          <text:p text:style-name="P79"><text:span text:style-name="T17">a) C</text:span><text:span text:style-name="T16">om carga horária </text:span><text:span text:style-name="T14">mínima</text:span><text:span text:style-name="T16"> </text:span><text:span text:style-name="T14">de 1</text:span><text:span text:style-name="T18">2</text:span><text:span text:style-name="T14">00 horas</text:span><text:span text:style-name="T16">, </text:span><text:span text:style-name="T18">somado-se a esta, 50% de carga horária para Estágio Supervisionado, ficando a carga horária total mínima, de 1.800 horas.</text:span></text:p>
        </text:list-header>
      </text:list>
      <text:p text:style-name="P80"><text:span text:style-name="T16"/></text:p>
      <text:p text:style-name="P80"><text:span text:style-name="T16"/></text:p>
      <text:list xml:id="list183211236953985" text:continue-numbering="true" text:style-name="L1">
        <text:list-item>
          <text:p text:style-name="P78"><text:span text:style-name="T16">P</text:span><text:span text:style-name="T14">ós-Técnico </text:span></text:p>
          <text:p text:style-name="P78"><text:span text:style-name="T14"/></text:p>
          <text:p text:style-name="P81">A carga horária mínima dos cursos de <text:span text:style-name="T81">E</text:span>specialização <text:span text:style-name="T81">T</text:span>écnica de <text:span text:style-name="T81">N</text:span>ível <text:span text:style-name="T81">M</text:span>édio é de 25% (vinte e cinco por cento) da carga horária mínima indicada no Catálogo Nacional de Cursos Técnicos <text:span text:style-name="T81">(1.200 horas) instituído pelo MEC, </text:span>para a habilitação profissional a que se vincula. <text:span text:style-name="T81">Portanto, a carga horária do Pós-técnico deverá ser de no mínimo 300 horas.</text:span></text:p>
        </text:list-item>
      </text:list>
      <text:p text:style-name="P97"><text:span text:style-name="T40"/></text:p>
      <text:list xml:id="list183210606005875" text:continue-numbering="true" text:style-name="L1">
        <text:list-header>
          <text:p text:style-name="P69"/>
        </text:list-header>
        <text:list-item>
          <text:p text:style-name="P77"><text:soft-page-break/><text:span text:style-name="T16">E</text:span><text:span text:style-name="T14">specialização</text:span></text:p>
        </text:list-item>
      </text:list>
      <text:p text:style-name="P30"/>
      <text:p text:style-name="P88"><text:span text:style-name="T33">C</text:span><text:span text:style-name="T14">ursos de </text:span><text:span text:style-name="T18">E</text:span><text:span text:style-name="T14">specialização te</text:span><text:span text:style-name="T19">m</text:span><text:span text:style-name="T14"> como objetivo a preparação de pessoal para o exercício do </text:span><text:span text:style-name="T19">m</text:span><text:span text:style-name="T14">agistério Superior, a formação de profissionais de educação ou a qualificação de pessoal para as atividades profissionais, mediante o domínio científico, técnico ou humanístico de uma específica e limitada área do saber ou de atuação profissional.</text:span></text:p>
      <text:list xml:id="list183211118081698" text:continue-numbering="true" text:style-name="L1">
        <text:list-header>
          <text:p text:style-name="P72"/>
          <text:p text:style-name="P85"><text:span text:style-name="T30">a) C</text:span><text:span text:style-name="T29">om carga horária </text:span><text:span text:style-name="T34">mínima</text:span><text:span text:style-name="T29"> </text:span><text:span text:style-name="T34">de </text:span><text:span text:style-name="T35">360</text:span><text:span text:style-name="T34"> horas, </text:span><text:span text:style-name="T36">excetuando </text:span><text:span text:style-name="T37">a carga horária destinada </text:span><text:span text:style-name="T38">ao trabalho de conclusão de curso (TCC)</text:span><text:span text:style-name="T29">.</text:span></text:p>
        </text:list-header>
      </text:list>
      <text:p text:style-name="P67"/>
      <text:p text:style-name="P67"><text:tab/></text:p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ff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6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1:17:00</meta:creation-date>
    <dc:date>2017-03-29T18:32:09.792000000</dc:date>
    <meta:editing-duration>PT3H26M42S</meta:editing-duration>
    <meta:editing-cycles>212</meta:editing-cycles>
    <meta:generator>LibreOffice/4.4.1.2$Windows_x86 LibreOffice_project/45e2de17089c24a1fa810c8f975a7171ba4cd432</meta:generator>
    <dc:title>rceb006_12</dc:title>
    <meta:initial-creator>liaricci</meta:initial-creator>
    <meta:document-statistic meta:table-count="0" meta:image-count="0" meta:object-count="0" meta:page-count="4" meta:paragraph-count="76" meta:word-count="601" meta:character-count="4181" meta:non-whitespace-character-count="3464"/>
  </office:meta>
</office:document-meta>
</file>